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4.337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table:number-columns-spanned="15" table:number-rows-spanned="1">
            <text:p>Results of CNN experiments ordered by optimum epoch validation classification accuracy</text:p>
          </table:table-cell>
          <table:covered-table-cell table:number-columns-repeated="14" table:style-name="ce2"/>
          <table:table-cell table:style-name="ce2" table:number-columns-repeated="1009"/>
        </table:table-row>
        <table:table-row table:style-name="ro2">
          <table:table-cell table:style-name="ce2" office:value-type="string">
            <text:p>config_id</text:p>
          </table:table-cell>
          <table:table-cell table:style-name="ce2" office:value-type="string">
            <text:p>Optimum epoch</text:p>
          </table:table-cell>
          <table:table-cell table:style-name="ce2" office:value-type="string">
            <text:p>end epoch</text:p>
          </table:table-cell>
          <table:table-cell table:style-name="ce2" office:value-type="string">
            <text:p>Optimum validation accuracy</text:p>
          </table:table-cell>
          <table:table-cell table:style-name="ce2" office:value-type="string">
            <text:p>Final validaton accuracy</text:p>
          </table:table-cell>
          <table:table-cell table:style-name="ce2" office:value-type="string">
            <text:p>Train error</text:p>
          </table:table-cell>
          <table:table-cell table:style-name="ce2" office:value-type="string">
            <text:p>Batch size</text:p>
          </table:table-cell>
          <table:table-cell table:style-name="ce2" office:value-type="string">
            <text:p>Init momentum</text:p>
          </table:table-cell>
          <table:table-cell table:style-name="ce2" office:value-type="string">
            <text:p>Learning rate</text:p>
          </table:table-cell>
          <table:table-cell table:style-name="ce2" office:value-type="string">
            <text:p>Layer array (see CReLU and SoftMax sheets)</text:p>
          </table:table-cell>
          <table:table-cell table:style-name="ce2" office:value-type="string">
            <text:p>Dropout include probs</text:p>
          </table:table-cell>
          <table:table-cell table:style-name="ce2" office:value-type="string">
            <text:p>Dropout input include prob</text:p>
          </table:table-cell>
          <table:table-cell table:style-name="ce2" office:value-type="string">
            <text:p>Dropout input scale</text:p>
          </table:table-cell>
          <table:table-cell table:style-name="ce2" office:value-type="string">
            <text:p>Weight decay</text:p>
          </table:table-cell>
          <table:table-cell table:style-name="ce2" office:value-type="string">
            <text:p>Ext array</text:p>
          </table:table-cell>
          <table:table-cell table:style-name="ce2" table:number-columns-repeated="100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0.849609">
            <text:p>0.849609</text:p>
          </table:table-cell>
          <table:table-cell office:value-type="float" office:value="0.84375">
            <text:p>0.84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,1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office:value-type="float" office:value="147">
            <text:p>147</text:p>
          </table:table-cell>
          <table:table-cell office:value-type="float" office:value="0.847656">
            <text:p>0.847656</text:p>
          </table:table-cell>
          <table:table-cell office:value-type="float" office:value="0.84375">
            <text:p>0.8437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,19,3}</text:p>
          </table:table-cell>
          <table:table-cell table:number-columns-repeated="4"/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0.839844">
            <text:p>0.839844</text:p>
          </table:table-cell>
          <table:table-cell office:value-type="float" office:value="0.822266">
            <text:p>0.822266</text:p>
          </table:table-cell>
          <table:table-cell office:value-type="float" office:value="0.0429688">
            <text:p>0.0429688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34,35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office:value-type="float" office:value="0.837891">
            <text:p>0.837891</text:p>
          </table:table-cell>
          <table:table-cell office:value-type="float" office:value="0.830078">
            <text:p>0.830078</text:p>
          </table:table-cell>
          <table:table-cell office:value-type="float" office:value="0.0030692">
            <text:p>0.0030692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7,8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}</text:p>
          </table:table-cell>
          <table:table-cell table:number-columns-repeated="1009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office:value-type="float" office:value="0.830078">
            <text:p>0.830078</text:p>
          </table:table-cell>
          <table:table-cell office:value-type="float" office:value="0.824219">
            <text:p>0.8242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38,3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office:value-type="float" office:value="0.824219">
            <text:p>0.824219</text:p>
          </table:table-cell>
          <table:table-cell office:value-type="float" office:value="0.804688">
            <text:p>0.804688</text:p>
          </table:table-cell>
          <table:table-cell office:value-type="float" office:value="0.0432478">
            <text:p>0.0432478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38,3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0.822266">
            <text:p>0.822266</text:p>
          </table:table-cell>
          <table:table-cell office:value-type="float" office:value="0.791016">
            <text:p>0.791016</text:p>
          </table:table-cell>
          <table:table-cell office:value-type="float" office:value="0.0415737">
            <text:p>0.0415737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36,37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0.814453">
            <text:p>0.814453</text:p>
          </table:table-cell>
          <table:table-cell office:value-type="float" office:value="0.810547">
            <text:p>0.810547</text:p>
          </table:table-cell>
          <table:table-cell office:value-type="float" office:value="0.0756138">
            <text:p>0.0756138</text:p>
          </table:table-cell>
          <table:table-cell office:value-type="float" office:value="128">
            <text:p>12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36,37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 office:value-type="float" office:value="0.8125">
            <text:p>0.8125</text:p>
          </table:table-cell>
          <table:table-cell office:value-type="float" office:value="0.804688">
            <text:p>0.804688</text:p>
          </table:table-cell>
          <table:table-cell office:value-type="float" office:value="0.0172991">
            <text:p>0.0172991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7,8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0.802734">
            <text:p>0.802734</text:p>
          </table:table-cell>
          <table:table-cell office:value-type="float" office:value="0.761719">
            <text:p>0.761719</text:p>
          </table:table-cell>
          <table:table-cell office:value-type="float" office:value="0.134208">
            <text:p>0.134208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,1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0.802734">
            <text:p>0.802734</text:p>
          </table:table-cell>
          <table:table-cell office:value-type="float" office:value="0.761719">
            <text:p>0.761719</text:p>
          </table:table-cell>
          <table:table-cell office:value-type="float" office:value="0.134208">
            <text:p>0.134208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,1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0.798828">
            <text:p>0.798828</text:p>
          </table:table-cell>
          <table:table-cell office:value-type="float" office:value="0.775391">
            <text:p>0.775391</text:p>
          </table:table-cell>
          <table:table-cell office:value-type="float" office:value="0.0189732">
            <text:p>0.0189732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31,32,33,3}</text:p>
          </table:table-cell>
          <table:table-cell table:number-columns-repeated="3"/>
          <table:table-cell office:value-type="string">
            <text:p>{5e-05,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0.796875">
            <text:p>0.796875</text:p>
          </table:table-cell>
          <table:table-cell office:value-type="float" office:value="0.792969">
            <text:p>0.792969</text:p>
          </table:table-cell>
          <table:table-cell office:value-type="float" office:value="0.0365514">
            <text:p>0.0365514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22,23,24,3}</text:p>
          </table:table-cell>
          <table:table-cell table:number-columns-repeated="3"/>
          <table:table-cell office:value-type="string">
            <text:p>{5e-05,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0.794922">
            <text:p>0.794922</text:p>
          </table:table-cell>
          <table:table-cell office:value-type="float" office:value="0.755859">
            <text:p>0.755859</text:p>
          </table:table-cell>
          <table:table-cell office:value-type="float" office:value="0.0209263">
            <text:p>0.0209263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31,32,33,3}</text:p>
          </table:table-cell>
          <table:table-cell table:number-columns-repeated="3"/>
          <table:table-cell office:value-type="string">
            <text:p>{5e-05,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0.78125">
            <text:p>0.78125</text:p>
          </table:table-cell>
          <table:table-cell office:value-type="float" office:value="0.779297">
            <text:p>0.779297</text:p>
          </table:table-cell>
          <table:table-cell office:value-type="float" office:value="0.0739397">
            <text:p>0.0739397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25,26,27,3}</text:p>
          </table:table-cell>
          <table:table-cell table:number-columns-repeated="3"/>
          <table:table-cell office:value-type="string">
            <text:p>{5e-05,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.767578">
            <text:p>0.767578</text:p>
          </table:table-cell>
          <table:table-cell office:value-type="float" office:value="0.300781">
            <text:p>0.300781</text:p>
          </table:table-cell>
          <table:table-cell office:value-type="float" office:value="0.191685">
            <text:p>0.191685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string">
            <text:p>{38,3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.767578">
            <text:p>0.767578</text:p>
          </table:table-cell>
          <table:table-cell office:value-type="float" office:value="0.300781">
            <text:p>0.300781</text:p>
          </table:table-cell>
          <table:table-cell office:value-type="float" office:value="0.211775">
            <text:p>0.211775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string">
            <text:p>{38,3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.765625">
            <text:p>0.765625</text:p>
          </table:table-cell>
          <table:table-cell office:value-type="float" office:value="0.300781">
            <text:p>0.300781</text:p>
          </table:table-cell>
          <table:table-cell office:value-type="float" office:value="0.187221">
            <text:p>0.187221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string">
            <text:p>{18,1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.759766">
            <text:p>0.759766</text:p>
          </table:table-cell>
          <table:table-cell office:value-type="float" office:value="0.300781">
            <text:p>0.300781</text:p>
          </table:table-cell>
          <table:table-cell office:value-type="float" office:value="0.185826">
            <text:p>0.185826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string">
            <text:p>{18,1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0.757812">
            <text:p>0.757812</text:p>
          </table:table-cell>
          <table:table-cell office:value-type="float" office:value="0.716797">
            <text:p>0.716797</text:p>
          </table:table-cell>
          <table:table-cell office:value-type="float" office:value="0.269531">
            <text:p>0.269531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,2,3}</text:p>
          </table:table-cell>
          <table:table-cell office:value-type="string">
            <text:p>{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{5e-05,5e-05,5e-05}</text:p>
          </table:table-cell>
          <table:table-cell office:value-type="string">
            <text:p>{1}</text:p>
          </table:table-cell>
          <table:table-cell table:number-columns-repeated="100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0.757812">
            <text:p>0.757812</text:p>
          </table:table-cell>
          <table:table-cell office:value-type="float" office:value="0.705078">
            <text:p>0.705078</text:p>
          </table:table-cell>
          <table:table-cell office:value-type="float" office:value="0.269531">
            <text:p>0.269531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,2,3}</text:p>
          </table:table-cell>
          <table:table-cell office:value-type="string">
            <text:p>{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{5e-05,5e-05,5e-05}</text:p>
          </table:table-cell>
          <table:table-cell office:value-type="string">
            <text:p>{1}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.486328">
            <text:p>0.486328</text:p>
          </table:table-cell>
          <table:table-cell office:value-type="float" office:value="0.300781">
            <text:p>0.300781</text:p>
          </table:table-cell>
          <table:table-cell office:value-type="float" office:value="0.516741">
            <text:p>0.516741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string">
            <text:p>{4,5,6,3}</text:p>
          </table:table-cell>
          <table:table-cell office:value-type="string">
            <text:p>{0.5,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{5e-06,5e-06,5e-06,5e-06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470703">
            <text:p>0.470703</text:p>
          </table:table-cell>
          <table:table-cell office:value-type="float" office:value="0.300781">
            <text:p>0.300781</text:p>
          </table:table-cell>
          <table:table-cell office:value-type="float" office:value="0.536551">
            <text:p>0.536551</text:p>
          </table:table-cell>
          <table:table-cell office:value-type="float" office:value="32">
            <text:p>32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string">
            <text:p>{9,10,11,3}</text:p>
          </table:table-cell>
          <table:table-cell office:value-type="string">
            <text:p>{0.5,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{5e-06,5e-06,5e-06,5e-06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0.460938">
            <text:p>0.460938</text:p>
          </table:table-cell>
          <table:table-cell office:value-type="float" office:value="0.300781">
            <text:p>0.300781</text:p>
          </table:table-cell>
          <table:table-cell office:value-type="float" office:value="0.55106">
            <text:p>0.55106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2,13,14,3}</text:p>
          </table:table-cell>
          <table:table-cell office:value-type="string">
            <text:p>{0.5,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{5e-06,5e-06,5e-06,5e-06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.445312">
            <text:p>0.445312</text:p>
          </table:table-cell>
          <table:table-cell office:value-type="float" office:value="0.300781">
            <text:p>0.300781</text:p>
          </table:table-cell>
          <table:table-cell office:value-type="float" office:value="0.573661">
            <text:p>0.573661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5,16,17,3}</text:p>
          </table:table-cell>
          <table:table-cell office:value-type="string">
            <text:p>{0.5,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{5e-06,5e-06,5e-06,5e-06}</text:p>
          </table:table-cell>
          <table:table-cell office:value-type="string">
            <text:p>{1,2}</text:p>
          </table:table-cell>
          <table:table-cell table:number-columns-repeated="1009"/>
        </table:table-row>
        <table:table-row table:style-name="ro3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7188">
            <text:p>0.117188</text:p>
          </table:table-cell>
          <table:table-cell office:value-type="float" office:value="0.898717">
            <text:p>0.898717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  <table:table-cell office:value-type="string">
            <text:p>{18,19,3}</text:p>
          </table:table-cell>
          <table:table-cell table:number-columns-repeated="3"/>
          <table:table-cell office:value-type="string">
            <text:p>{5e-05,5e-05,5e-05}</text:p>
          </table:table-cell>
          <table:table-cell office:value-type="string">
            <text:p>{1,2}</text:p>
          </table:table-cell>
          <table:table-cell table:number-columns-repeated="1009"/>
        </table:table-row>
      </table:table>
      <table:table table:name="CReLU" table:style-name="ta1">
        <table:table-column table:style-name="co15" table:default-cell-style-name="Default"/>
        <table:table-column table:style-name="co16" table:default-cell-style-name="Default"/>
        <table:table-column table:style-name="co15" table:number-columns-repeated="1022" table:default-cell-style-name="Default"/>
        <table:table-row table:style-name="ro5">
          <table:table-cell table:style-name="ce1" office:value-type="string" table:number-columns-spanned="13" table:number-rows-spanned="1">
            <text:p>CReLU layers used for CNN</text:p>
          </table:table-cell>
          <table:covered-table-cell table:number-columns-repeated="12" table:style-name="ce2"/>
          <table:table-cell table:style-name="ce3" table:number-columns-repeated="1011"/>
        </table:table-row>
        <table:table-row table:style-name="ro6">
          <table:table-cell table:style-name="ce2" office:value-type="string">
            <text:p>Layer id</text:p>
          </table:table-cell>
          <table:table-cell table:style-name="ce2" office:value-type="string">
            <text:p>Layer class</text:p>
          </table:table-cell>
          <table:table-cell table:style-name="ce2" office:value-type="string">
            <text:p>Layer name</text:p>
          </table:table-cell>
          <table:table-cell table:style-name="ce2" office:value-type="string">
            <text:p>Output Channels</text:p>
          </table:table-cell>
          <table:table-cell table:style-name="ce2" office:value-type="string">
            <text:p>Kernel Width</text:p>
          </table:table-cell>
          <table:table-cell table:style-name="ce2" office:value-type="string">
            <text:p>Pool Width</text:p>
          </table:table-cell>
          <table:table-cell table:style-name="ce2" office:value-type="string">
            <text:p>Pool Stride</text:p>
          </table:table-cell>
          <table:table-cell table:style-name="ce2" office:value-type="string">
            <text:p>irange</text:p>
          </table:table-cell>
          <table:table-cell table:style-name="ce2" office:value-type="string">
            <text:p>border mode</text:p>
          </table:table-cell>
          <table:table-cell table:style-name="ce2" office:value-type="string">
            <text:p>sparse init</text:p>
          </table:table-cell>
          <table:table-cell table:style-name="ce2" office:value-type="string">
            <text:p>include prob</text:p>
          </table:table-cell>
          <table:table-cell table:style-name="ce2" office:value-type="string">
            <text:p>init bias</text:p>
          </table:table-cell>
          <table:table-cell table:style-name="ce2" office:value-type="string">
            <text:p>max kernel norm</text:p>
          </table:table-cell>
          <table:table-cell table:style-name="ce3" table:number-columns-repeated="101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convrectifiedlinear</text:p>
          </table:table-cell>
          <table:table-cell office:value-type="string">
            <text:p>h3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convrectifiedlinear</text:p>
          </table:table-cell>
          <table:table-cell office:value-type="string">
            <text:p>h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onvrectifiedlinear</text:p>
          </table:table-cell>
          <table:table-cell office:value-type="string">
            <text:p>h2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65">
            <text:p>1.9365</text:p>
          </table:table-cell>
          <table:table-cell table:number-columns-repeated="101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ftmax" table:style-name="ta1">
        <table:table-column table:style-name="co15" table:number-columns-repeated="1024" table:default-cell-style-name="Default"/>
        <table:table-row table:style-name="ro3">
          <table:table-cell table:style-name="ce4" office:value-type="string" table:number-columns-spanned="8" table:number-rows-spanned="1">
            <text:p>Softmax Layers used</text:p>
          </table:table-cell>
          <table:covered-table-cell table:number-columns-repeated="7" table:style-name="ce5"/>
          <table:table-cell table:number-columns-repeated="1016"/>
        </table:table-row>
        <table:table-row table:style-name="ro6">
          <table:table-cell table:style-name="ce2" office:value-type="string">
            <text:p>layer_id</text:p>
          </table:table-cell>
          <table:table-cell table:style-name="ce2" office:value-type="string">
            <text:p>Layer class</text:p>
          </table:table-cell>
          <table:table-cell table:style-name="ce2" office:value-type="string">
            <text:p>Layer name</text:p>
          </table:table-cell>
          <table:table-cell table:style-name="ce2" office:value-type="string">
            <text:p>Num classes</text:p>
          </table:table-cell>
          <table:table-cell table:style-name="ce2" office:value-type="string">
            <text:p>irange</text:p>
          </table:table-cell>
          <table:table-cell table:style-name="ce2" office:value-type="string">
            <text:p>istdev</text:p>
          </table:table-cell>
          <table:table-cell table:style-name="ce2" office:value-type="string">
            <text:p>Sparse init</text:p>
          </table:table-cell>
          <table:table-cell table:style-name="ce2" office:value-type="string">
            <text:p>Max column norm</text:p>
          </table:table-cell>
          <table:table-cell table:style-name="ce2"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oftmax</text:p>
          </table:table-cell>
          <table:table-cell office:value-type="string">
            <text:p>output</text:p>
          </table:table-cell>
          <table:table-cell office:value-type="float" office:value="7">
            <text:p>7</text:p>
          </table:table-cell>
          <table:table-cell/>
          <table:table-cell office:value-type="float" office:value="0.05">
            <text:p>0.05</text:p>
          </table:table-cell>
          <table:table-cell/>
          <table:table-cell office:value-type="float" office:value="1.9365">
            <text:p>1.9365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3-01T14:47:08</dc:date>
    <dc:creator>Nicholas Leonard</dc:creator>
    <meta:editing-duration>PT7M2S</meta:editing-duration>
    <meta:editing-cycles>5</meta:editing-cycles>
    <meta:document-statistic meta:table-count="3" meta:cell-count="824" meta:object-count="0"/>
  </office:meta>
</office:document-meta>
</file>